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position="super 58%" style:text-underline-style="none"/>
    </style:style>
    <style:style style:name="T5" style:family="text">
      <style:text-properties style:text-position="super 58%" style:font-name="Times New Roman" style:text-underline-style="none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style:font-name="Times New Roman1" style:text-underline-style="none"/>
    </style:style>
    <style:style style:name="T8" style:family="text">
      <style:text-properties style:text-position="0% 100%" style:font-name="Times New Roman" style:text-underline-style="none"/>
    </style:style>
    <style:style style:name="T9" style:family="text">
      <style:text-properties style:text-position="0% 100%"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Italian<text:tab/><text:tab/><text:tab/><text:tab/><text:tab/></text:p>
      <text:p text:style-name="P5">Author of letter<text:tab/><text:tab/><text:tab/><text:tab/>N. Piperno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5, 1891</text:p>
      <text:p text:style-name="P5">Month<text:tab/><text:tab/><text:tab/><text:tab/><text:tab/><text:tab/>Januar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New York <text:span text:style-name="T2">5</text:span><text:span text:style-name="T3"> Gennajo </text:span><text:span text:style-name="T2">1891</text:span><text:span text:style-name="T3">/</text:span></text:p>
      <text:p text:style-name="P2"><text:span text:style-name="T3">Stimatissimo Sig</text:span><text:span text:style-name="T4">r</text:span><text:span text:style-name="T6"> Morais/</text:span></text:p>
      <text:p text:style-name="P2"><text:span text:style-name="T6">Mi scuser</text:span><text:span text:style-name="T7">á</text:span><text:span text:style-name="T8"> se non le scrissi p</text:span><text:span text:style-name="T7">ú</text:span><text:span text:style-name="T8">r/ presto ma attenderio udire qualche/ cosa dal Sig</text:span><text:span text:style-name="T5">r</text:span><text:span text:style-name="T8"> </text:span><text:span text:style-name="T9">Mendes</text:span><text:span text:style-name="T8"> come mi/ disse quando mi presentai da/ esso che avrebbe parlato col Sig</text:span><text:span text:style-name="T5">r</text:span><text:span text:style-name="T8">/ Philip il Parnass, ma fino ad/ ora non ho saputo nulla, p</text:span><text:span text:style-name="T7">ú</text:span><text:span text:style-name="T8">r darsi/ by and by; but To credo che non/ possono far nulla perch</text:span><text:span text:style-name="T7">é</text:span><text:span text:style-name="T8"> mi/ dicons che dipende tutto dal </text:span><text:span text:style-name="T9">Leader</text:span><text:span text:style-name="T8">/ chi sa!., [?] sia is non/ posso far altro che ringraziarlo/ mille volte per la di lei bont</text:span><text:span text:style-name="T7">á</text:span><text:span text:style-name="T8">/ e in tutto quello che posso disponga/ dei miei servigii-/</text:span></text:p>
      <text:p text:style-name="P2"><text:span text:style-name="T8">Adesso sono a pregarla se mi vuole/ fare il favore di mettere il/ numero della casa in questa/</text:span></text:p>
      <text:p text:style-name="P2"><text:span text:style-name="T8"/></text:p>
      <text:p text:style-name="P2"><text:span text:style-name="T8">[Page 2]</text:span></text:p>
      <text:p text:style-name="P2"><text:span text:style-name="T8">lettera qui inclusa essendomi/ dimenticato is la direzione, so/ la Strada ma non il numero/ credo essere fra le </text:span><text:span text:style-name="T9">21</text:span><text:span text:style-name="T5">a</text:span><text:span text:style-name="T8"> e </text:span><text:span text:style-name="T9">22</text:span><text:span text:style-name="T5">a</text:span><text:span text:style-name="T8">./ strade per certo ma sa bene/ che bisogna mettere il numero,/ p</text:span><text:span text:style-name="T7">ú</text:span><text:span text:style-name="T8">o beggere il contenuto e/ quindi chinderla ed impostarla,/ la prego di scusarmi e baciandole/ le mani mi creda suo sempre/ </text:span><text:soft-page-break/><text:span text:style-name="T8">Obbty Devotz/ N. Piperno-/</text:span></text:p>
      <text:p text:style-name="P2"><text:span text:style-name="T8">Tante saluti a tutte i di lei Cari,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1T10:06:07.54</meta:creation-date>
    <dc:date>2011-11-21T10:39:28.08</dc:date>
    <dc:creator>Penn Libraries</dc:creator>
    <meta:editing-duration>PT00H14M5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8" meta:word-count="350" meta:character-count="2270"/>
  </office:meta>
</office:document-meta>
</file>